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266cm" fo:min-width="2.734cm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2.914cm"/>
    </style:style>
    <style:style style:name="gr4" style:family="graphic" style:parent-style-name="standard">
      <style:graphic-properties draw:textarea-horizontal-align="justify" draw:textarea-vertical-align="middle" draw:auto-grow-height="false" fo:min-height="2.266cm" fo:min-width="2.554cm"/>
    </style:style>
    <style:style style:name="gr5" style:family="graphic" style:parent-style-name="standard">
      <style:graphic-properties draw:textarea-horizontal-align="justify" draw:textarea-vertical-align="middle" draw:auto-grow-height="false" fo:min-height="2.624cm" fo:min-width="2.734cm"/>
    </style:style>
    <style:style style:name="gr6" style:family="graphic" style:parent-style-name="standard">
      <style:graphic-properties draw:textarea-horizontal-align="justify" draw:textarea-vertical-align="middle" draw:auto-grow-height="false" fo:min-height="3.702cm" fo:min-width="3.99cm"/>
    </style:style>
    <style:style style:name="gr7" style:family="graphic" style:parent-style-name="standard">
      <style:graphic-properties draw:textarea-horizontal-align="justify" draw:textarea-vertical-align="middle" draw:auto-grow-height="false" fo:min-height="2.984cm" fo:min-width="3.632cm"/>
    </style:style>
    <style:style style:name="gr8" style:family="graphic" style:parent-style-name="standard">
      <style:graphic-properties draw:textarea-horizontal-align="justify" draw:textarea-vertical-align="middle" draw:auto-grow-height="false" fo:min-height="2.984cm" fo:min-width="3.09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3" style:family="graphic">
      <style:graphic-properties style:protect="size"/>
    </style:style>
    <style:style style:name="pr1" style:family="presentation" style:parent-style-name="Default-title">
      <style:graphic-properties fo:min-height="0.941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text-underline-style="none" style:font-size-asian="16pt" style:font-size-complex="16pt"/>
    </style:style>
    <style:style style:name="P4" style:family="paragraph">
      <loext:graphic-properties draw:fill="none" draw:fill-color="#ffffff"/>
      <style:text-properties fo:font-size="16pt" style:text-underline-style="none" style:font-size-asian="16pt" style:font-size-complex="16pt"/>
    </style:style>
    <style:style style:name="P5" style:family="paragraph">
      <style:text-properties fo:font-size="14pt" style:text-underline-style="none" style:font-size-asian="14pt" style:font-size-complex="14pt"/>
    </style:style>
    <style:style style:name="P6" style:family="paragraph">
      <loext:graphic-properties draw:fill="none" draw:fill-color="#ffffff"/>
      <style:text-properties fo:font-size="14pt" style:text-underline-style="none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1.968cm" svg:height="1.737cm" svg:x="1.4cm" svg:y="0.439cm" presentation:class="title" presentation:user-transformed="true">
          <draw:text-box>
            <text:p>My Family</text:p>
          </draw:text-box>
        </draw:frame>
        <draw:custom-shape draw:style-name="gr1" xml:id="id1" draw:id="id1" draw:layer="layout" svg:width="5.445cm" svg:height="2.365cm" svg:x="1.09cm" svg:y="3.81cm">
          <text:p><text:span text:style-name="T1">Person</text:span></text:p>
          <text:p>Name: Jac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4.572cm" svg:height="3.556cm" svg:x="9.144cm" svg:y="4.826cm">
          <text:p text:style-name="P1"><text:span text:style-name="T1">Pers</text:span><text:span text:style-name="T1">on</text:span></text:p>
          <text:p text:style-name="P1">Name: Bec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.826cm" svg:height="3.556cm" svg:x="17.018cm" svg:y="4.064cm">
          <text:p text:style-name="P1"><text:span text:style-name="T1">Pers</text:span><text:span text:style-name="T1">on</text:span></text:p>
          <text:p text:style-name="P1">Name: Andr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318cm" svg:height="3.556cm" svg:x="17.78cm" svg:y="9.144cm">
          <text:p text:style-name="P1"><text:span text:style-name="T1">Pers</text:span><text:span text:style-name="T1">on </text:span></text:p>
          <text:p text:style-name="P1">Name: Joh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4.064cm" svg:x="1.27cm" svg:y="10.922cm">
          <text:p text:style-name="P1"><text:span text:style-name="T1">Pers</text:span><text:span text:style-name="T1">on</text:span></text:p>
          <text:p text:style-name="P1">Name: Beck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35cm" svg:height="5.588cm" svg:x="6.604cm" svg:y="12.7cm">
          <text:p text:style-name="P1"><text:span text:style-name="T1">Insti</text:span><text:span text:style-name="T1">tutio</text:span><text:span text:style-name="T1">n</text:span></text:p>
          <text:p text:style-name="P1">school_name: </text:p>
          <text:p text:style-name="P1">Providence Colle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842cm" svg:height="4.572cm" svg:x="13.716cm" svg:y="14.986cm">
          <text:p text:style-name="P1"><text:span text:style-name="T1">Insti</text:span><text:span text:style-name="T1">tutio</text:span><text:span text:style-name="T1">n</text:span>:</text:p>
          <text:p text:style-name="P1">school_name:</text:p>
          <text:p text:style-name="P1">Johnson &amp; Wa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5.08cm" svg:height="4.572cm" svg:x="22.098cm" svg:y="10.414cm">
          <text:p text:style-name="P1"><text:span text:style-name="T1">Workplace</text:span></text:p>
          <text:p text:style-name="P1">company_name: </text:p>
          <text:p text:style-name="P1">The Big Ap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6.535cm" svg:y1="5.08cm" svg:x2="9.906cm" svg:y2="5.334cm">
          <text:p/>
        </draw:line>
        <draw:frame draw:style-name="gr10" draw:text-style-name="P4" draw:layer="layout" svg:width="5.334cm" svg:height="1.778cm" svg:x="6.674cm" svg:y="3.716cm">
          <draw:text-box>
            <text:p text:style-name="P3"><text:span text:style-name="T2">BROTHER_OF</text:span></text:p>
            <text:p text:style-name="P3"><text:span text:style-name="T2">Since: 1998</text:span></text:p>
          </draw:text-box>
        </draw:frame>
        <draw:frame draw:style-name="gr10" draw:text-style-name="P4" draw:layer="layout" svg:width="5.334cm" svg:height="1.778cm" svg:x="13.462cm" svg:y="5.842cm">
          <draw:text-box>
            <text:p text:style-name="P3"><text:span text:style-name="T2">BROTHER_OF</text:span></text:p>
            <text:p text:style-name="P3"><text:span text:style-name="T2">Since: 1998</text:span></text:p>
          </draw:text-box>
        </draw:frame>
        <draw:line draw:style-name="gr9" draw:text-style-name="P2" draw:layer="layout" svg:x1="17.018cm" svg:y1="5.334cm" svg:x2="13.462cm" svg:y2="5.588cm">
          <text:p/>
        </draw:line>
        <draw:frame draw:style-name="gr10" draw:text-style-name="P4" draw:layer="layout" svg:width="5.334cm" svg:height="1.778cm" svg:x="4.572cm" svg:y="1.778cm">
          <draw:text-box>
            <text:p text:style-name="P3"><text:span text:style-name="T2">BROTHER_OF</text:span></text:p>
            <text:p text:style-name="P3"><text:span text:style-name="T2">Since: 1996</text:span></text:p>
          </draw:text-box>
        </draw:frame>
        <draw:line draw:style-name="gr9" draw:text-style-name="P2" draw:layer="layout" svg:x1="2.032cm" svg:y1="11.684cm" svg:x2="2.032cm" svg:y2="5.842cm">
          <text:p/>
        </draw:line>
        <draw:frame draw:style-name="gr10" draw:text-style-name="P4" draw:layer="layout" svg:width="5.334cm" svg:height="1.778cm" svg:x="-2.032cm" svg:y="6.858cm">
          <draw:text-box>
            <text:p text:style-name="P3"><text:span text:style-name="T2">MOTHER_OF</text:span></text:p>
            <text:p text:style-name="P3"><text:span text:style-name="T2">Since: 1995</text:span></text:p>
          </draw:text-box>
        </draw:frame>
        <draw:line draw:style-name="gr9" draw:text-style-name="P2" draw:layer="layout" svg:x1="19.304cm" svg:y1="9.144cm" svg:x2="19.05cm" svg:y2="7.62cm">
          <text:p/>
        </draw:line>
        <draw:frame draw:style-name="gr11" draw:text-style-name="P4" draw:layer="layout" svg:width="5.334cm" svg:height="1.524cm" svg:x="19.304cm" svg:y="7.62cm">
          <draw:text-box>
            <text:p text:style-name="P3"><text:span text:style-name="T2">FATHER_OF</text:span></text:p>
            <text:p text:style-name="P3"><text:span text:style-name="T2">Since: 1996</text:span></text:p>
          </draw:text-box>
        </draw:frame>
        <draw:line draw:style-name="gr9" draw:text-style-name="P2" draw:layer="layout" svg:x1="3.81cm" svg:y1="6.175cm" svg:x2="3.556cm" svg:y2="10.922cm">
          <text:p/>
        </draw:line>
        <draw:frame draw:style-name="gr10" draw:text-style-name="P4" draw:layer="layout" svg:width="3.556cm" svg:height="1.778cm" svg:x="2.032cm" svg:y="8.382cm">
          <draw:text-box>
            <text:p text:style-name="P3"><text:span text:style-name="T2">SON_OF</text:span></text:p>
            <text:p text:style-name="P3"><text:span text:style-name="T2">Since: 1995</text:span></text:p>
          </draw:text-box>
        </draw:frame>
        <draw:line draw:style-name="gr9" draw:text-style-name="P2" draw:layer="layout" svg:x1="5.588cm" svg:y1="6.175cm" svg:x2="9.652cm" svg:y2="12.7cm">
          <text:p/>
        </draw:line>
        <draw:frame draw:style-name="gr11" draw:text-style-name="P4" draw:layer="layout" svg:width="6.096cm" svg:height="1.524cm" svg:x="4.826cm" svg:y="9.906cm">
          <draw:text-box>
            <text:p text:style-name="P3"><text:span text:style-name="T2">ATTENDED</text:span></text:p>
            <text:p text:style-name="P3"><text:span text:style-name="T2">Graduated_In: 2018</text:span></text:p>
          </draw:text-box>
        </draw:frame>
        <draw:line draw:style-name="gr9" draw:text-style-name="P2" draw:layer="layout" svg:x1="3.556cm" svg:y1="14.986cm" svg:x2="7.62cm" svg:y2="17.526cm">
          <text:p/>
        </draw:line>
        <draw:frame draw:style-name="gr11" draw:text-style-name="P4" draw:layer="layout" svg:width="6.096cm" svg:height="1.524cm" svg:x="1.27cm" svg:y="16.51cm">
          <draw:text-box>
            <text:p text:style-name="P3"><text:span text:style-name="T2">ATTENDED</text:span></text:p>
            <text:p text:style-name="P3"><text:span text:style-name="T2">Graduated_In: 1990</text:span></text:p>
          </draw:text-box>
        </draw:frame>
        <draw:frame draw:style-name="gr11" draw:text-style-name="P4" draw:layer="layout" svg:width="6.096cm" svg:height="1.524cm" svg:x="9.652cm" svg:y="9.144cm">
          <draw:text-box>
            <text:p text:style-name="P3"><text:span text:style-name="T2">ATTENDED</text:span></text:p>
            <text:p text:style-name="P3"><text:span text:style-name="T2">Graduated_In: 2021</text:span></text:p>
          </draw:text-box>
        </draw:frame>
        <draw:line draw:style-name="gr9" draw:text-style-name="P2" draw:layer="layout" svg:x1="12.7cm" svg:y1="7.953cm" svg:x2="14.478cm" svg:y2="15.494cm">
          <text:p/>
        </draw:line>
        <draw:frame draw:style-name="gr11" draw:text-style-name="P4" draw:layer="layout" svg:width="6.096cm" svg:height="1.524cm" svg:x="13.97cm" svg:y="12.192cm">
          <draw:text-box>
            <text:p text:style-name="P3"><text:span text:style-name="T2">ATTENDED</text:span></text:p>
            <text:p text:style-name="P3"><text:span text:style-name="T2">Graduated_In: 1990</text:span></text:p>
          </draw:text-box>
        </draw:frame>
        <draw:line draw:style-name="gr9" draw:text-style-name="P2" draw:layer="layout" svg:x1="18.796cm" svg:y1="12.7cm" svg:x2="16.764cm" svg:y2="14.986cm">
          <text:p/>
        </draw:line>
        <draw:connector draw:style-name="gr9" draw:text-style-name="P2" draw:layer="layout" draw:type="curve" draw:line-skew="-2.99cm 0.802cm" svg:x1="1.887cm" svg:y1="4.156cm" svg:x2="27.178cm" svg:y2="12.7cm" draw:start-shape="id1" draw:start-glue-point="5" draw:end-shape="id2" draw:end-glue-point="10" svg:d="M1887 4156c0-5757 13298-4798 20110-1223s7137 9767 5181 9767" svg:viewBox="0 0 26332 12657">
          <text:p/>
        </draw:connector>
        <draw:connector draw:style-name="gr9" draw:text-style-name="P2" draw:layer="layout" draw:type="curve" svg:x1="19.431cm" svg:y1="4.064cm" svg:x2="3.813cm" svg:y2="3.81cm" draw:start-shape="id3" draw:start-glue-point="4" draw:end-shape="id1" draw:end-glue-point="4" svg:d="M19431 4064c0-1134-15618-1007-15618-254" svg:viewBox="0 0 15619 836">
          <text:p/>
        </draw:connector>
        <draw:frame draw:style-name="gr10" draw:text-style-name="P4" draw:layer="layout" svg:width="5.334cm" svg:height="1.778cm" svg:x="20.066cm" svg:y="0.762cm">
          <draw:text-box>
            <text:p text:style-name="P3"><text:span text:style-name="T2">WORKED_AT</text:span></text:p>
            <text:p text:style-name="P3"><text:span text:style-name="T2">Year: 2011</text:span></text:p>
          </draw:text-box>
        </draw:frame>
        <draw:connector draw:style-name="gr9" draw:text-style-name="P2" draw:layer="layout" draw:type="curve" svg:x1="21.844cm" svg:y1="5.842cm" svg:x2="24.638cm" svg:y2="10.414cm" draw:start-shape="id3" draw:start-glue-point="10" draw:end-shape="id2" draw:end-glue-point="4" svg:d="M21844 5842c1863 0 2794 1524 2794 4572" svg:viewBox="0 0 2795 4573">
          <text:p/>
        </draw:connector>
        <draw:frame draw:style-name="gr10" draw:text-style-name="P4" draw:layer="layout" svg:width="5.334cm" svg:height="1.778cm" svg:x="22.098cm" svg:y="4.826cm">
          <draw:text-box>
            <text:p text:style-name="P3"><text:span text:style-name="T2">WORKED_AT</text:span></text:p>
            <text:p text:style-name="P3"><text:span text:style-name="T2">Year: 2013</text:span></text:p>
          </draw:text-box>
        </draw:frame>
        <draw:frame draw:style-name="gr12" draw:text-style-name="P6" draw:layer="layout" svg:width="7.874cm" svg:height="3.026cm" svg:x="19.812cm" svg:y="17.78cm">
          <draw:text-box>
            <text:p text:style-name="P5"><text:span text:style-name="T3">* Labels are underlined</text:span></text:p>
            <text:p text:style-name="P5"><text:span text:style-name="T3">*Properties are of the form “KEY: VALUE”</text:span></text:p>
            <text:p text:style-name="P5"><text:span text:style-name="T3">* Relationship types consist of all capital letter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5:04:51.019009985</meta:creation-date>
    <dc:date>2018-04-24T15:59:08.732902488</dc:date>
    <meta:editing-duration>PT23M41S</meta:editing-duration>
    <meta:editing-cycles>4</meta:editing-cycles>
    <meta:generator>LibreOffice/5.1.6.2$Linux_X86_64 LibreOffice_project/10m0$Build-2</meta:generator>
    <meta:document-statistic meta:object-count="57"/>
  </office:meta>
</office:document-meta>
</file>